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>
      <style:text-properties fo:color="#000000" fo:font-family="Sans Serif" fo:font-size="12.000000000000000pt"/>
    </style:style>
  </office:automatic-styles>
  <office:body>
    <office:text>
      <text:tracked-changes text:track-changes="false"/>
      <text:p text:style-name="P1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Footnote" style:display-name="Footnote" style:family="paragraph" style:next-style-name=""/>
    <style:style style:name="Endnote" style:display-name="Endnote" style:family="paragraph" style:next-style-name=""/>
    <style:style style:name="Standard" style:display-name="Standard" style:family="paragraph">
      <style:text-properties fo:font-size="12.000000000000000pt" fo:font-weight="normal"/>
    </style:style>
    <style:style style:name="Document_20Title" style:display-name="Document Title" style:family="paragraph">
      <style:paragraph-properties fo:text-align="center"/>
      <style:text-properties fo:font-size="24.000000000000000pt" fo:font-weight="bold"/>
    </style:style>
    <style:style style:name="Head_201" style:display-name="Head 1" style:family="paragraph">
      <style:text-properties fo:font-size="20.000000000000000pt" fo:font-weight="bold"/>
    </style:style>
    <style:style style:name="Head_202" style:display-name="Head 2" style:family="paragraph">
      <style:text-properties fo:font-size="16.000000000000000pt" fo:font-weight="bold"/>
    </style:style>
    <style:style style:name="Head_203" style:display-name="Head 3" style:family="paragraph">
      <style:text-properties fo:font-size="12.000000000000000pt" fo:font-weight="bold"/>
    </style:style>
    <style:style style:name="Bullet_20List" style:display-name="Bullet List" style:family="paragraph" style:list-style-name="L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text:list-style style:name="L">
      <text:list-level-style-bullet text:bullet-char="•" text:level="1">
        <style:list-level-properties text:list-level-position-and-space-mode="label-width-and-position"/>
      </text:list-level-style-bullet>
    </text:list-style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.834650580000000pt" fo:padding="0.000000000000000pt" fo:page-height="1417.325289999999995pt" fo:page-width="1417.325289999999995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6</meta:generator>
    <dc:title/>
    <meta:initial-creator>Unknown</meta:initial-creator>
    <meta:editing-cycles>1</meta:editing-cycles>
    <dc:date>2022-02-20T13:24:24</dc:date>
    <meta:creation-date>2022-02-20T13:23:27</meta:creation-date>
    <dc:creator>Ulrich Sprick</dc:creator>
  </office:meta>
</office:document-meta>
</file>